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="Arrow" draw:marker-end-width="0.254cm" draw:fill="solid" draw:fill-color="#fff5ce" draw:textarea-horizontal-align="justify" draw:textarea-vertical-align="middle" draw:auto-grow-height="false" fo:min-height="3.44cm" fo:min-width="3.831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1cm" svg:stroke-color="#000000" draw:marker-start-width="0.279cm" draw:marker-end="Arrow" draw:marker-end-width="0.254cm" draw:fill="solid" draw:fill-color="#fff5c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9cm" draw:marker-end="Arrow" draw:marker-end-width="0.254cm" draw:fill="solid" draw:fill-color="#fff5ce" fo:min-height="4.96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="Arrow" draw:marker-end-width="0.254cm" draw:fill="solid" draw:fill-color="#fff5ce" draw:textarea-horizontal-align="justify" draw:textarea-vertical-align="middle" draw:auto-grow-height="false" fo:min-height="0.199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="Arrow" draw:marker-end-width="0.254cm" draw:fill="solid" draw:fill-color="#fff5ce" draw:textarea-horizontal-align="justify" draw:textarea-vertical-align="middle" draw:auto-grow-height="false" fo:min-height="1.407cm" fo:min-width="3.53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="Arrow" draw:marker-end-width="0.254cm" draw:fill="solid" draw:fill-color="#fff5ce" draw:textarea-horizontal-align="justify" draw:textarea-vertical-align="middle" draw:auto-grow-height="false" fo:min-height="1.505cm" fo:min-width="1.49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="Arrow" draw:marker-end-width="0.254cm" draw:fill="solid" draw:fill-color="#fff5ce" draw:textarea-horizontal-align="justify" draw:textarea-vertical-align="middle" draw:auto-grow-height="false" fo:min-height="9.521cm" fo:min-width="1.99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9cm" draw:marker-end="Arrow" draw:marker-end-width="0.254cm" draw:fill="solid" draw:fill-color="#fff5ce" fo:min-height="0.639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="Arrow" draw:marker-end-width="0.254cm" draw:fill="solid" draw:fill-color="#fff5ce" draw:textarea-horizontal-align="justify" draw:textarea-vertical-align="middle" draw:auto-grow-height="false" fo:min-height="0.596cm" fo:min-width="2.097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  <style:text-properties style:font-name="FreeMono"/>
    </style:style>
    <style:style style:name="P2" style:family="paragraph">
      <loext:graphic-properties draw:fill="solid" draw:fill-color="#fff5ce"/>
      <style:paragraph-properties fo:text-align="center"/>
      <style:text-properties style:font-name="FreeMono"/>
    </style:style>
    <style:style style:name="P3" style:family="paragraph">
      <style:text-properties style:font-name="FreeMono" fo:font-size="14pt" style:font-size-asian="18pt" style:font-size-complex="18pt"/>
    </style:style>
    <style:style style:name="P4" style:family="paragraph">
      <loext:graphic-properties draw:fill="solid" draw:fill-color="#fff5ce"/>
      <style:text-properties style:font-name="FreeMon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31cm" svg:height="3.69cm" svg:x="9.942cm" svg:y="1.72cm">
          <text:p text:style-name="P1">E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651cm" svg:y1="1.592cm" svg:x2="9.942cm" svg:y2="3.565cm" draw:end-shape="id1" draw:end-glue-point="3" svg:d="M3651 1592h2882v1973h3409" svg:viewBox="0 0 6292 1974">
          <text:p/>
        </draw:connector>
        <draw:connector draw:style-name="gr2" draw:text-style-name="P2" draw:layer="layout" svg:x1="3.651cm" svg:y1="2.123cm" svg:x2="9.942cm" svg:y2="3.565cm" draw:end-shape="id1" draw:end-glue-point="3" svg:d="M3651 2123h2882v1442h3409" svg:viewBox="0 0 6292 1443">
          <text:p/>
        </draw:connector>
        <draw:connector draw:style-name="gr2" draw:text-style-name="P2" draw:layer="layout" svg:x1="3.651cm" svg:y1="2.72cm" svg:x2="9.942cm" svg:y2="3.565cm" draw:end-shape="id1" draw:end-glue-point="3" svg:d="M3651 2720h2882v845h3409" svg:viewBox="0 0 6292 846">
          <text:p/>
        </draw:connector>
        <draw:connector draw:style-name="gr2" draw:text-style-name="P2" draw:layer="layout" svg:x1="3.651cm" svg:y1="3.24cm" svg:x2="9.942cm" svg:y2="3.565cm" draw:end-shape="id1" draw:end-glue-point="3" svg:d="M3651 3240h2882v325h3409" svg:viewBox="0 0 6292 326">
          <text:p/>
        </draw:connector>
        <draw:connector draw:style-name="gr2" draw:text-style-name="P2" draw:layer="layout" svg:x1="3.651cm" svg:y1="3.771cm" svg:x2="9.942cm" svg:y2="3.565cm" draw:end-shape="id1" draw:end-glue-point="3" svg:d="M3651 3771h2882v-206h3409" svg:viewBox="0 0 6292 207">
          <text:p/>
        </draw:connector>
        <draw:connector draw:style-name="gr2" draw:text-style-name="P2" draw:layer="layout" svg:x1="3.651cm" svg:y1="4.369cm" svg:x2="9.942cm" svg:y2="3.565cm" draw:end-shape="id1" draw:end-glue-point="3" svg:d="M3651 4369h2882v-804h3409" svg:viewBox="0 0 6292 805">
          <text:p/>
        </draw:connector>
        <draw:connector draw:style-name="gr2" draw:text-style-name="P2" draw:layer="layout" svg:x1="3.651cm" svg:y1="4.972cm" svg:x2="9.942cm" svg:y2="3.565cm" draw:end-shape="id1" draw:end-glue-point="3" svg:d="M3651 4972h2882v-1407h3409" svg:viewBox="0 0 6292 1408">
          <text:p/>
        </draw:connector>
        <draw:connector draw:style-name="gr2" draw:text-style-name="P2" draw:layer="layout" svg:x1="3.651cm" svg:y1="5.57cm" svg:x2="9.942cm" svg:y2="3.565cm" draw:end-shape="id1" draw:end-glue-point="3" svg:d="M3651 5570h2882v-2005h3409" svg:viewBox="0 0 6292 2006">
          <text:p/>
        </draw:connector>
        <draw:connector draw:style-name="gr2" draw:text-style-name="P2" draw:layer="layout" svg:x1="3.673cm" svg:y1="6.243cm" svg:x2="9.942cm" svg:y2="3.565cm" draw:end-shape="id1" draw:end-glue-point="3" svg:d="M3673 6243h2871v-2678h3398" svg:viewBox="0 0 6270 2679">
          <text:p/>
        </draw:connector>
        <draw:frame draw:style-name="gr3" draw:text-style-name="P4" draw:layer="layout" svg:width="0.762cm" svg:height="5.21cm" svg:x="2.8cm" svg:y="1.354cm">
          <draw:text-box>
            <text:p text:style-name="P3"><text:span text:style-name="T1">1</text:span></text:p>
            <text:p text:style-name="P3"><text:span text:style-name="T1">2</text:span></text:p>
            <text:p text:style-name="P3"><text:span text:style-name="T1">3</text:span></text:p>
            <text:p text:style-name="P3"><text:span text:style-name="T1">4</text:span></text:p>
            <text:p text:style-name="P3"><text:span text:style-name="T1">5</text:span></text:p>
            <text:p text:style-name="P3"><text:span text:style-name="T1">6</text:span></text:p>
            <text:p text:style-name="P3"><text:span text:style-name="T1">7</text:span></text:p>
            <text:p text:style-name="P3"><text:span text:style-name="T1">8</text:span></text:p>
            <text:p text:style-name="P3"><text:span text:style-name="T1">9</text:span></text:p>
          </draw:text-box>
        </draw:frame>
        <draw:custom-shape draw:style-name="gr1" draw:text-style-name="P2" xml:id="id2" draw:id="id2" draw:layer="layout" svg:width="4.331cm" svg:height="3.69cm" svg:x="9.943cm" svg:y="7.32cm">
          <text:p text:style-name="P1">E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652cm" svg:y1="7.192cm" svg:x2="9.943cm" svg:y2="9.165cm" draw:end-shape="id2" draw:end-glue-point="3" svg:d="M3652 7192h2882v1973h3409" svg:viewBox="0 0 6292 1974">
          <text:p/>
        </draw:connector>
        <draw:connector draw:style-name="gr2" draw:text-style-name="P2" draw:layer="layout" svg:x1="3.652cm" svg:y1="7.723cm" svg:x2="9.943cm" svg:y2="9.165cm" draw:end-shape="id2" draw:end-glue-point="3" svg:d="M3652 7723h2882v1442h3409" svg:viewBox="0 0 6292 1443">
          <text:p/>
        </draw:connector>
        <draw:connector draw:style-name="gr2" draw:text-style-name="P2" draw:layer="layout" svg:x1="3.652cm" svg:y1="8.32cm" svg:x2="9.943cm" svg:y2="9.165cm" draw:end-shape="id2" draw:end-glue-point="3" svg:d="M3652 8320h2882v845h3409" svg:viewBox="0 0 6292 846">
          <text:p/>
        </draw:connector>
        <draw:connector draw:style-name="gr2" draw:text-style-name="P2" draw:layer="layout" svg:x1="3.652cm" svg:y1="8.84cm" svg:x2="9.943cm" svg:y2="9.165cm" draw:end-shape="id2" draw:end-glue-point="3" svg:d="M3652 8840h2882v325h3409" svg:viewBox="0 0 6292 326">
          <text:p/>
        </draw:connector>
        <draw:connector draw:style-name="gr2" draw:text-style-name="P2" draw:layer="layout" svg:x1="3.652cm" svg:y1="9.371cm" svg:x2="9.943cm" svg:y2="9.165cm" draw:end-shape="id2" draw:end-glue-point="3" svg:d="M3652 9371h2882v-206h3409" svg:viewBox="0 0 6292 207">
          <text:p/>
        </draw:connector>
        <draw:connector draw:style-name="gr2" draw:text-style-name="P2" draw:layer="layout" svg:x1="3.652cm" svg:y1="9.969cm" svg:x2="9.943cm" svg:y2="9.165cm" draw:end-shape="id2" draw:end-glue-point="3" svg:d="M3652 9969h2882v-804h3409" svg:viewBox="0 0 6292 805">
          <text:p/>
        </draw:connector>
        <draw:connector draw:style-name="gr2" draw:text-style-name="P2" draw:layer="layout" svg:x1="3.652cm" svg:y1="10.572cm" svg:x2="9.943cm" svg:y2="9.165cm" draw:end-shape="id2" draw:end-glue-point="3" svg:d="M3652 10572h2882v-1407h3409" svg:viewBox="0 0 6292 1408">
          <text:p/>
        </draw:connector>
        <draw:connector draw:style-name="gr2" draw:text-style-name="P2" draw:layer="layout" svg:x1="3.652cm" svg:y1="11.17cm" svg:x2="9.943cm" svg:y2="9.165cm" draw:end-shape="id2" draw:end-glue-point="3" svg:d="M3652 11170h2882v-2005h3409" svg:viewBox="0 0 6292 2006">
          <text:p/>
        </draw:connector>
        <draw:connector draw:style-name="gr2" draw:text-style-name="P2" draw:layer="layout" svg:x1="3.674cm" svg:y1="11.843cm" svg:x2="9.943cm" svg:y2="9.165cm" draw:end-shape="id2" draw:end-glue-point="3" svg:d="M3674 11843h2871v-2678h3398" svg:viewBox="0 0 6270 2679">
          <text:p/>
        </draw:connector>
        <draw:frame draw:style-name="gr3" draw:text-style-name="P4" draw:layer="layout" svg:width="0.762cm" svg:height="5.21cm" svg:x="2.801cm" svg:y="6.954cm">
          <draw:text-box>
            <text:p text:style-name="P3"><text:span text:style-name="T1">1</text:span></text:p>
            <text:p text:style-name="P3"><text:span text:style-name="T1">2</text:span></text:p>
            <text:p text:style-name="P3"><text:span text:style-name="T1">3</text:span></text:p>
            <text:p text:style-name="P3"><text:span text:style-name="T1">4</text:span></text:p>
            <text:p text:style-name="P3"><text:span text:style-name="T1">5</text:span></text:p>
            <text:p text:style-name="P3"><text:span text:style-name="T1">6</text:span></text:p>
            <text:p text:style-name="P3"><text:span text:style-name="T1">7</text:span></text:p>
            <text:p text:style-name="P3"><text:span text:style-name="T1">8</text:span></text:p>
            <text:p text:style-name="P3"><text:span text:style-name="T1">9</text:span></text:p>
          </draw:text-box>
        </draw:frame>
        <draw:custom-shape draw:style-name="gr4" draw:text-style-name="P2" draw:layer="layout" svg:width="0.635cm" svg:height="0.635cm" svg:x="9.283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9.283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4.087cm" svg:height="1.707cm" svg:x="2.524cm" svg:y="12.32cm">
          <text:p text:style-name="P1">Subtract</text:p>
          <text:p text:style-name="P1">Active-LOW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446cm" svg:x1="6.611cm" svg:y1="13.173cm" svg:x2="14.438cm" svg:y2="12.187cm" draw:start-shape="id3" draw:start-glue-point="1" draw:end-shape="id4" draw:end-glue-point="3" svg:d="M6611 13173h4359v-986h3468" svg:viewBox="0 0 7828 987">
          <text:p/>
        </draw:connector>
        <draw:custom-shape draw:style-name="gr6" draw:text-style-name="P2" xml:id="id4" draw:id="id4" draw:layer="layout" svg:width="1.994cm" svg:height="1.755cm" svg:x="14.438cm" svg:y="11.31cm">
          <text:p text:style-name="P1">XNOR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1.994cm" svg:height="1.755cm" svg:x="16.438cm" svg:y="13.11cm">
          <text:p text:style-name="P1">XNOR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1.994cm" svg:height="1.755cm" svg:x="18.438cm" svg:y="14.91cm">
          <text:p text:style-name="P1">XNOR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1.994cm" svg:height="1.755cm" svg:x="20.438cm" svg:y="16.71cm">
          <text:p text:style-name="P1">XN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-3.332cm" svg:x1="6.611cm" svg:y1="13.173cm" svg:x2="18.438cm" svg:y2="15.787cm" draw:start-shape="id3" draw:start-glue-point="1" draw:end-shape="id5" draw:end-glue-point="3" svg:d="M6611 13173h2581v2614h9246" svg:viewBox="0 0 11828 2615">
          <text:p/>
        </draw:connector>
        <draw:connector draw:style-name="gr2" draw:text-style-name="P2" draw:layer="layout" draw:line-skew="-1.693cm" svg:x1="6.611cm" svg:y1="13.173cm" svg:x2="16.438cm" svg:y2="14.062cm" draw:start-shape="id3" draw:start-glue-point="1" svg:d="M6611 13173h3483v889h6344" svg:viewBox="0 0 9828 890">
          <text:p/>
        </draw:connector>
        <draw:connector draw:style-name="gr2" draw:text-style-name="P2" draw:layer="layout" draw:line-skew="-5.729cm" svg:x1="6.611cm" svg:y1="13.173cm" svg:x2="20.438cm" svg:y2="17.587cm" draw:start-shape="id3" draw:start-glue-point="1" draw:end-shape="id6" draw:end-glue-point="3" svg:d="M6611 13173h1184v4414h12643" svg:viewBox="0 0 13828 4415">
          <text:p/>
        </draw:connector>
        <draw:connector draw:style-name="gr2" draw:text-style-name="P2" draw:layer="layout" svg:x1="14.273cm" svg:y1="3.565cm" svg:x2="27.357cm" svg:y2="2.527cm" draw:start-shape="id1" draw:start-glue-point="1" svg:d="M14273 3565h6805v-1038h6279" svg:viewBox="0 0 13085 1039">
          <text:p/>
        </draw:connector>
        <draw:connector draw:style-name="gr2" draw:text-style-name="P2" draw:layer="layout" svg:x1="14.273cm" svg:y1="3.565cm" svg:x2="27.357cm" svg:y2="3.075cm" draw:start-shape="id1" draw:start-glue-point="1" svg:d="M14273 3565h6805v-490h6279" svg:viewBox="0 0 13085 491">
          <text:p/>
        </draw:connector>
        <draw:connector draw:style-name="gr2" draw:text-style-name="P2" draw:layer="layout" svg:x1="14.273cm" svg:y1="3.565cm" svg:x2="27.357cm" svg:y2="3.599cm" draw:start-shape="id1" draw:start-glue-point="1" svg:d="M14273 3565h6805v34h6279" svg:viewBox="0 0 13085 35">
          <text:p/>
        </draw:connector>
        <draw:connector draw:style-name="gr2" draw:text-style-name="P2" draw:layer="layout" svg:x1="14.273cm" svg:y1="3.565cm" svg:x2="27.357cm" svg:y2="4.1cm" draw:start-shape="id1" draw:start-glue-point="1" svg:d="M14273 3565h6805v535h6279" svg:viewBox="0 0 13085 536">
          <text:p/>
        </draw:connector>
        <draw:custom-shape draw:style-name="gr7" draw:text-style-name="P2" draw:layer="layout" svg:width="2.545cm" svg:height="9.821cm" svg:x="27.538cm" svg:y="1.974cm">
          <text:p text:style-name="P1">8-bit</text:p>
          <text:p text:style-name="P1">Adder</text:p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4" xml:id="id9" draw:id="id9" draw:layer="layout" svg:width="2.318cm" svg:height="0.889cm" svg:x="27.638cm" svg:y="10.906cm">
          <draw:text-box>
            <text:p text:style-name="P3"><text:span text:style-name="T1">C_{in}</text:span></text:p>
          </draw:text-box>
        </draw:frame>
        <draw:connector draw:style-name="gr2" draw:text-style-name="P2" draw:layer="layout" svg:x1="14.274cm" svg:y1="9.165cm" svg:x2="15.435cm" svg:y2="11.31cm" draw:start-shape="id2" draw:start-glue-point="1" draw:end-shape="id4" draw:end-glue-point="0" svg:d="M14274 9165h1161v2145" svg:viewBox="0 0 1162 2146">
          <text:p/>
        </draw:connector>
        <draw:connector draw:style-name="gr2" draw:text-style-name="P2" draw:layer="layout" svg:x1="14.274cm" svg:y1="9.165cm" svg:x2="17.435cm" svg:y2="13.11cm" draw:start-shape="id2" draw:start-glue-point="1" draw:end-shape="id7" draw:end-glue-point="0" svg:d="M14274 9165h3161v3945" svg:viewBox="0 0 3162 3946">
          <text:p/>
        </draw:connector>
        <draw:connector draw:style-name="gr2" draw:text-style-name="P2" draw:layer="layout" svg:x1="14.274cm" svg:y1="9.165cm" svg:x2="19.435cm" svg:y2="14.91cm" draw:start-shape="id2" draw:start-glue-point="1" draw:end-shape="id5" draw:end-glue-point="0" svg:d="M14274 9165h5161v5745" svg:viewBox="0 0 5162 5746">
          <text:p/>
        </draw:connector>
        <draw:connector draw:style-name="gr2" draw:text-style-name="P2" draw:layer="layout" svg:x1="14.274cm" svg:y1="9.165cm" svg:x2="21.435cm" svg:y2="16.71cm" draw:start-shape="id2" draw:start-glue-point="1" draw:end-shape="id6" draw:end-glue-point="0" svg:d="M14274 9165h7161v7545" svg:viewBox="0 0 7162 7546">
          <text:p/>
        </draw:connector>
        <draw:connector draw:style-name="gr2" draw:text-style-name="P2" draw:layer="layout" svg:x1="16.432cm" svg:y1="12.187cm" svg:x2="27.357cm" svg:y2="7.246cm" draw:start-shape="id4" draw:start-glue-point="1" svg:d="M16432 12187h5726v-4941h5199" svg:viewBox="0 0 10926 4942">
          <text:p/>
        </draw:connector>
        <draw:connector draw:style-name="gr2" draw:text-style-name="P2" draw:layer="layout" svg:x1="18.432cm" svg:y1="13.987cm" svg:x2="27.381cm" svg:y2="7.818cm" draw:start-shape="id7" draw:start-glue-point="1" svg:d="M18432 13987h4738v-6169h4211" svg:viewBox="0 0 8950 6170">
          <text:p/>
        </draw:connector>
        <draw:connector draw:style-name="gr2" draw:text-style-name="P2" draw:layer="layout" svg:x1="20.432cm" svg:y1="15.787cm" svg:x2="27.357cm" svg:y2="8.319cm" draw:start-shape="id5" draw:start-glue-point="1" svg:d="M20432 15787h3726v-7468h3199" svg:viewBox="0 0 6926 7469">
          <text:p/>
        </draw:connector>
        <draw:connector draw:style-name="gr2" draw:text-style-name="P2" draw:layer="layout" svg:x1="22.432cm" svg:y1="17.587cm" svg:x2="27.381cm" svg:y2="8.748cm" draw:start-shape="id6" draw:start-glue-point="1" svg:d="M22432 17587h2738v-8839h2211" svg:viewBox="0 0 4950 8840">
          <text:p/>
        </draw:connector>
        <draw:connector draw:style-name="gr2" draw:text-style-name="P2" draw:layer="layout" svg:x1="27.636cm" svg:y1="16.41cm" svg:x2="28.797cm" svg:y2="11.795cm" draw:start-shape="id8" draw:start-glue-point="0" draw:end-shape="id9" draw:end-glue-point="2" svg:d="M27636 16410v-2320h1161v-2295" svg:viewBox="0 0 1162 4616">
          <text:p/>
        </draw:connector>
        <draw:custom-shape draw:style-name="gr9" draw:text-style-name="P2" xml:id="id8" draw:id="id8" draw:layer="layout" svg:width="2.597cm" svg:height="0.846cm" svg:x="26.338cm" svg:y="16.41cm">
          <text:p text:style-name="P1">Grou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0.21cm" svg:y1="4.886cm" svg:x2="33.893cm" svg:y2="4.886cm">
          <text:p/>
        </draw:line>
        <draw:line draw:style-name="gr2" draw:text-style-name="P2" draw:layer="layout" svg:x1="30.21cm" svg:y1="5.286cm" svg:x2="33.893cm" svg:y2="5.286cm">
          <text:p/>
        </draw:line>
        <draw:line draw:style-name="gr2" draw:text-style-name="P2" draw:layer="layout" svg:x1="30.21cm" svg:y1="5.686cm" svg:x2="33.893cm" svg:y2="5.686cm">
          <text:p/>
        </draw:line>
        <draw:line draw:style-name="gr2" draw:text-style-name="P2" draw:layer="layout" svg:x1="30.21cm" svg:y1="6.086cm" svg:x2="33.893cm" svg:y2="6.08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8T15:22:34.819954984</meta:creation-date>
    <dc:date>2020-04-28T16:01:21.720497130</dc:date>
    <meta:editing-duration>PT7M15S</meta:editing-duration>
    <meta:editing-cycles>1</meta:editing-cycles>
    <meta:document-statistic meta:object-count="53"/>
    <meta:generator>LibreOffice/6.4.3.2$Linux_X86_64 LibreOffice_project/40$Build-2</meta:generator>
  </office:meta>
</office:document-meta>
</file>